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nsolas" svg:font-family="Consolas"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mr10" svg:font-family="cmr10" style:font-family-generic="swiss" style:font-pitch="variable"/>
  </office:font-face-decls>
  <office:automatic-styles>
    <style:style style:name="P1" style:family="paragraph" style:parent-style-name="Standard">
      <style:text-properties style:font-name="cmr10" fo:font-size="10pt" style:font-size-asian="10pt" style:font-size-complex="10pt"/>
    </style:style>
    <style:style style:name="P2" style:family="paragraph" style:parent-style-name="Standard">
      <style:text-properties style:font-name="cmr10" fo:font-size="10pt" style:font-size-asian="10pt" style:font-name-complex="Consolas" style:font-size-complex="10pt"/>
    </style:style>
    <style:style style:name="P3" style:family="paragraph" style:parent-style-name="Standard">
      <style:text-properties style:font-name="cmr10" fo:font-size="10pt" style:font-size-asian="10pt" style:font-name-complex="Arial" style:font-size-complex="10pt"/>
    </style:style>
    <style:style style:name="P4" style:family="paragraph" style:parent-style-name="Standard">
      <style:text-properties style:font-name="cmr10" fo:font-size="10pt" fo:font-weight="bold" style:font-size-asian="10pt" style:font-weight-asian="bold" style:font-size-complex="10pt"/>
    </style:style>
    <style:style style:name="P5" style:family="paragraph" style:parent-style-name="Standard">
      <style:text-properties style:font-name="cmr10" fo:font-size="10pt" fo:language="en" fo:country="GB" style:font-size-asian="10pt" style:font-name-complex="Consolas" style:font-size-complex="10pt"/>
    </style:style>
    <style:style style:name="P6" style:family="paragraph" style:parent-style-name="Standard">
      <style:text-properties fo:color="#000000" style:font-name="cmr10" fo:font-size="10pt" style:font-size-asian="10pt" style:font-name-complex="Consolas" style:font-size-complex="10pt"/>
    </style:style>
    <style:style style:name="P7" style:family="paragraph" style:parent-style-name="Standard">
      <style:paragraph-properties fo:margin-top="0cm" fo:margin-bottom="0cm" style:contextual-spacing="false" fo:line-height="100%" style:text-autospace="none"/>
    </style:style>
    <style:style style:name="P8" style:family="paragraph" style:parent-style-name="Standard">
      <style:paragraph-properties fo:margin-left="0cm" fo:margin-right="0cm" fo:margin-top="0cm" fo:margin-bottom="0cm" style:contextual-spacing="false" fo:line-height="100%" fo:text-indent="1.249cm" style:auto-text-indent="false" style:text-autospace="none"/>
    </style:style>
    <style:style style:name="P9" style:family="paragraph" style:parent-style-name="Standard">
      <style:paragraph-properties fo:margin-left="0cm" fo:margin-right="0cm" fo:text-indent="1.249cm" style:auto-text-indent="false"/>
      <style:text-properties style:font-name="cmr10" fo:font-size="10pt" style:font-size-asian="10pt" style:font-name-complex="Consolas" style:font-size-complex="10pt"/>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mr10" fo:font-size="12pt" style:text-underline-style="solid" style:text-underline-width="auto" style:text-underline-color="font-color" style:text-underline-mode="continuous" style:text-overline-mode="continuous" style:text-line-through-mode="continuous" style:font-size-asian="12pt"/>
    </style:style>
    <style:style style:name="T2" style:family="text">
      <style:text-properties style:font-name="cmr10" fo:font-size="10pt" style:font-size-asian="10pt" style:font-size-complex="10pt"/>
    </style:style>
    <style:style style:name="T3" style:family="text">
      <style:text-properties style:font-name="cmr10" fo:font-size="10pt" style:font-size-asian="10pt" style:font-name-complex="Consolas" style:font-size-complex="10pt"/>
    </style:style>
    <style:style style:name="T4" style:family="text">
      <style:text-properties style:font-name="cmr10" fo:font-size="10pt" style:font-size-asian="10pt" style:font-name-complex="Consolas" style:font-size-complex="10pt" style:font-weight-complex="bold"/>
    </style:style>
    <style:style style:name="T5" style:family="text">
      <style:text-properties style:font-name="cmr10" fo:font-size="10pt" style:font-size-asian="10pt" style:font-name-complex="Arial" style:font-size-complex="10pt"/>
    </style:style>
    <style:style style:name="T6" style:family="text">
      <style:text-properties style:font-name="cmr10" fo:font-size="10pt" fo:font-weight="bold" style:font-size-asian="10pt" style:font-weight-asian="bold" style:font-name-complex="Consolas" style:font-size-complex="10pt"/>
    </style:style>
    <style:style style:name="T7" style:family="text">
      <style:text-properties style:font-name="cmr10" fo:font-size="10pt" fo:font-weight="bold" style:font-size-asian="10pt" style:font-weight-asian="bold" style:font-name-complex="Consolas" style:font-size-complex="10pt" style:font-weight-complex="bold"/>
    </style:style>
    <style:style style:name="T8" style:family="text">
      <style:text-properties style:font-name="cmr10" fo:font-size="10pt" fo:font-style="italic" style:font-size-asian="10pt" style:font-style-asian="italic" style:font-name-complex="Consolas" style:font-size-complex="10pt" style:font-style-complex="italic"/>
    </style:style>
    <style:style style:name="T9" style:family="text">
      <style:text-properties style:font-name="cmr10" fo:font-size="10pt" fo:language="en" fo:country="GB" fo:font-weight="bold" style:font-size-asian="10pt" style:font-weight-asian="bold" style:font-name-complex="Consolas" style:font-size-complex="10pt" style:font-weight-complex="bold"/>
    </style:style>
    <style:style style:name="T10" style:family="text">
      <style:text-properties style:font-name="cmr10" fo:font-size="10pt" fo:language="en" fo:country="GB" style:font-size-asian="10pt" style:font-name-complex="Consolas" style:font-size-complex="10pt"/>
    </style:style>
    <style:style style:name="T11" style:family="text">
      <style:text-properties fo:font-size="12pt" style:text-underline-style="solid" style:text-underline-width="auto" style:text-underline-color="font-color" style:text-underline-mode="continuous" style:text-overline-mode="continuous" style:text-line-through-mode="continuous" style:font-size-asian="12pt"/>
    </style:style>
    <style:style style:name="T12" style:family="text">
      <style:text-properties fo:color="#000000" style:font-name="cmr10" fo:font-size="10pt" style:font-size-asian="10pt" style:font-name-complex="Consolas" style:font-size-complex="10pt"/>
    </style:style>
    <style:style style:name="T13" style:family="text">
      <style:text-properties fo:color="#000000" style:font-name="Consolas" fo:font-size="10pt" fo:language="en" fo:country="GB" style:font-size-asian="10pt" style:font-name-complex="Consolas" style:font-size-complex="10pt"/>
    </style:style>
    <style:style style:name="T14" style:family="text">
      <style:text-properties fo:color="#000000" style:font-name="Arial" fo:font-size="10pt" style:font-size-asian="10pt" style:font-name-complex="Arial" style:font-size-complex="10pt"/>
    </style:style>
    <style:style style:name="T15" style:family="text">
      <style:text-properties style:font-name="Arial" fo:font-size="10pt" style:font-size-asian="10pt" style:font-name-complex="Arial" style:font-size-complex="10pt"/>
    </style:style>
    <style:style style:name="T16" style:family="text">
      <style:text-properties style:use-window-font-color="true" style:text-outline="false" style:text-line-through-style="none" style:text-position="0% 100%" style:font-name="Segoe UI"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Absatz-Standardschriftart"><text:span text:style-name="T1">Testat Nr.04 </text:span></text:span><text:span text:style-name="Absatz-Standardschriftart"><text:span text:style-name="T11">–</text:span></text:span><text:span text:style-name="Absatz-Standardschriftart"><text:span text:style-name="T1"> SS14</text:span></text:span></text:p>
      <text:p text:style-name="P1">Stefan Riegl, Philipp Wicke: Mo. 11.30</text:p>
      <text:p text:style-name="P4">Aufgabe 4.1: Dynamisches Binden</text:p>
      <text:p text:style-name="Standard"><text:span text:style-name="Absatz-Standardschriftart"><text:span text:style-name="T2">Zuerst wird in der BoatRental.class main-Methode eine Instanz vom Typ </text:span></text:span><text:span text:style-name="Absatz-Standardschriftart"><text:span text:style-name="T3">MotorBoat</text:span></text:span><text:span text:style-name="Absatz-Standardschriftart"><text:span text:style-name="T2"> erzeugt, mit einer Referenz namens </text:span></text:span><text:span text:style-name="Absatz-Standardschriftart"><text:span text:style-name="T3">myMotorboat</text:span></text:span><text:span text:style-name="Absatz-Standardschriftart"><text:span text:style-name="T2">:</text:span></text:span></text:p>
      <text:p text:style-name="Standard"><text:span text:style-name="Absatz-Standardschriftart"><text:span text:style-name="T2"><text:tab/></text:span></text:span><text:span text:style-name="Absatz-Standardschriftart"><text:span text:style-name="T12">MotorBoat myMotorBoat = </text:span></text:span><text:span text:style-name="Absatz-Standardschriftart"><text:span text:style-name="T7">new</text:span></text:span><text:span text:style-name="Absatz-Standardschriftart"><text:span text:style-name="T12"> MotorBoat();</text:span></text:span></text:p>
      <text:p text:style-name="P6">Nun folgt der Aufruf zum Drucken von myMotorBoat.typ</text:p>
      <text:p text:style-name="Standard"><text:span text:style-name="Absatz-Standardschriftart"><text:span text:style-name="T3"><text:tab/>System.</text:span></text:span><text:span text:style-name="Absatz-Standardschriftart"><text:span text:style-name="T8">out</text:span></text:span><text:span text:style-name="Absatz-Standardschriftart"><text:span text:style-name="T3">.println("myMotorBoat.typ <text:s text:c="8"/>: " + myMotorBoat.typ);</text:span></text:span></text:p>
      <text:p text:style-name="Standard"><text:span text:style-name="Absatz-Standardschriftart"><text:span text:style-name="T3"><text:tab/>(im Weiteren als </text:span></text:span><text:span text:style-name="Absatz-Standardschriftart"><text:span text:style-name="T15">„</text:span></text:span><text:span text:style-name="Absatz-Standardschriftart"><text:span text:style-name="T3">Eingabe</text:span></text:span><text:span text:style-name="Absatz-Standardschriftart"><text:span text:style-name="T15">“</text:span></text:span><text:span text:style-name="Absatz-Standardschriftart"><text:span text:style-name="T3"> bezeichnet)</text:span></text:span></text:p>
      <text:p text:style-name="Standard"><text:span text:style-name="Absatz-Standardschriftart"><text:span text:style-name="T3">Hierbei wird auf die Instanzvariable der Referenz von myMotorBoat zugegriffen. Diese ist nach der </text:span></text:span><text:span text:style-name="Absatz-Standardschriftart"><text:span text:style-name="T3"><office:annotation office:name="__Fieldmark__393_778156458"><dc:creator>Unbekannter Autor</dc:creator><dc:date>2014-05-18T20:57:20.884501619</dc:date><text:list text:style-name=""><text:list-item><text:p text:style-name="P11"><text:span text:style-name="T16">„</text:span><text:span text:style-name="T16">Insta_n_zierung“</text:span></text:p></text:list-item></text:list></office:annotation></text:span></text:span><text:span text:style-name="Absatz-Standardschriftart"><text:span text:style-name="T3">Instazierung</text:span></text:span><office:annotation-end office:name="__Fieldmark__393_778156458"/><text:span text:style-name="Absatz-Standardschriftart"><text:span text:style-name="T3"> immer </text:span></text:span><text:span text:style-name="Absatz-Standardschriftart"><text:span text:style-name="T15">“</text:span></text:span><text:span text:style-name="Absatz-Standardschriftart"><text:span text:style-name="T5">motorboat</text:span></text:span><text:span text:style-name="Absatz-Standardschriftart"><text:span text:style-name="T15">“</text:span></text:span><text:span text:style-name="Absatz-Standardschriftart"><text:span text:style-name="T5">, siehe:</text:span></text:span></text:p>
      <text:p text:style-name="Standard"><text:span text:style-name="Absatz-Standardschriftart"><text:span text:style-name="T5"><text:tab/></text:span></text:span><text:span text:style-name="Absatz-Standardschriftart"><text:span text:style-name="T7">public</text:span></text:span><text:span text:style-name="Absatz-Standardschriftart"><text:span text:style-name="T3"> String typ = "motorboat";</text:span></text:span></text:p>
      <text:p text:style-name="P2"><text:tab/>[in der MotorBoat.class]</text:p>
      <text:p text:style-name="P2">Daraus folgt die 1. Ausgabe: myMotorBoat.typ<text:tab/><text:tab/><text:tab/>: motorboat</text:p>
      <text:p text:style-name="Standard"><text:span text:style-name="Absatz-Standardschriftart"><text:span text:style-name="T2">Nun wird folgende Eingabe getaetigt: </text:span></text:span><text:span text:style-name="Absatz-Standardschriftart"><text:span text:style-name="T12">((Boot)myMotorBoat).typ</text:span></text:span></text:p>
      <text:p text:style-name="P3">Also wird hier myMotorBoat als Boot <office:annotation office:name="__Fieldmark__394_778156458"><dc:creator>Unbekannter Autor</dc:creator><dc:date>2014-05-18T20:57:39.892243137</dc:date><text:list text:continue-numbering="true" text:style-name=""><text:list-item><text:p text:style-name="P11"><text:span text:style-name="T16">irgendwer hat mal gesagt, es ist ein Unding „casten“ zu schreiben</text:span></text:p></text:list-item></text:list></office:annotation>getypcastet<office:annotation-end office:name="__Fieldmark__394_778156458"/>. Das bedeutet, dass nun auf die Instanzvariable der Oberklasse (<office:annotation office:name="__Fieldmark__395_778156458"><dc:creator>Unbekannter Autor</dc:creator><dc:date>2014-05-18T20:58:19.125816017</dc:date><text:list text:continue-numbering="true" text:style-name=""><text:list-item><text:p text:style-name="P11"><text:span text:style-name="T16">Boat.class ist eine Datei</text:span></text:p></text:list-item></text:list></office:annotation>Boat.class<office:annotation-end office:name="__Fieldmark__395_778156458"/>) zugegriffen wird und nicht mehr auf die <office:annotation office:name="__Fieldmark__397_778156458"><dc:creator>Unbekannter Autor</dc:creator><dc:date>2014-05-18T20:59:33.205138376</dc:date><text:list text:continue-numbering="true" text:style-name=""><text:list-item><text:p text:style-name="P11"><text:span text:style-name="T16">siehe vorherige Notiz zum gleichen Wort</text:span></text:p></text:list-item></text:list></office:annotation>Instanzvariable<office:annotation-end office:name="__Fieldmark__397_778156458"/> der Subklasse. MotorBoat extends Boat. Also ist der <office:annotation office:name="__Fieldmark__398_778156458"><dc:creator>Unbekannter Autor</dc:creator><dc:date>2014-05-18T20:59:58.526229030</dc:date><text:list text:continue-numbering="true" text:style-name=""><text:list-item><text:p text:style-name="P11"><text:span text:style-name="T16">„</text:span><text:span text:style-name="T16">_T_ypcast“</text:span></text:p></text:list-item></text:list></office:annotation>typcast<office:annotation-end office:name="__Fieldmark__398_778156458"/> in diesem Fall zulaessig und die Instanzvariable der <office:annotation office:name="__Fieldmark__399_778156458"><dc:creator>Unbekannter Autor</dc:creator><dc:date>2014-05-18T21:00:38.477380250</dc:date><text:list text:continue-numbering="true" text:style-name=""><text:list-item><text:p text:style-name="P11"><text:span text:style-name="T16">siehe vorherige Notiz zum gleichen Wort</text:span></text:p></text:list-item></text:list></office:annotation>Boot.class<office:annotation-end office:name="__Fieldmark__399_778156458"/> wird ausgegeben.</text:p>
      <text:p text:style-name="Standard"><text:span text:style-name="Absatz-Standardschriftart"><text:span text:style-name="T5"><text:tab/></text:span></text:span><text:span text:style-name="Absatz-Standardschriftart"><text:span text:style-name="T7">public</text:span></text:span><text:span text:style-name="Absatz-Standardschriftart"><text:span text:style-name="T3"> String typ = "boat";</text:span></text:span></text:p>
      <text:p text:style-name="P2"><text:tab/>[in der Boat.class]</text:p>
      <text:p text:style-name="Standard"><text:span text:style-name="Absatz-Standardschriftart"><text:span text:style-name="T5">liefert die zweite Ausgabe: </text:span></text:span><text:span text:style-name="Absatz-Standardschriftart"><text:span text:style-name="T12">((Boot)myMotorBoat).typ : boat</text:span></text:span></text:p>
      <text:p text:style-name="Standard"><text:span text:style-name="Absatz-Standardschriftart"><text:span text:style-name="T3">Es folgt die Eingabe: </text:span></text:span><text:span text:style-name="Absatz-Standardschriftart"><text:span text:style-name="T12">myMotorBoat.getTyp()</text:span></text:span></text:p>
      <text:p text:style-name="P6">Hierbei wird auf die Methode getTyp() der Klasse myMotorBoat zugegriffen. Diese liefert wie zu erwarten den Typ des Bootes zurueck oder wie hier direkt zu sehen:</text:p>
      <text:p text:style-name="P7"><text:span text:style-name="Absatz-Standardschriftart"><text:span text:style-name="T12"><text:tab/></text:span></text:span><text:span text:style-name="Absatz-Standardschriftart"><text:span text:style-name="T7">public</text:span></text:span><text:span text:style-name="Absatz-Standardschriftart"><text:span text:style-name="T3"> String getTyp() {</text:span></text:span></text:p>
      <text:p text:style-name="Standard"><text:span text:style-name="Absatz-Standardschriftart"><text:span text:style-name="T3"><text:s text:c="6"/></text:span></text:span><text:span text:style-name="Absatz-Standardschriftart"><text:span text:style-name="T7">return</text:span></text:span><text:span text:style-name="Absatz-Standardschriftart"><text:span text:style-name="T3"> typ;</text:span></text:span></text:p>
      <text:p text:style-name="P2"><text:s text:c="6"/>[in der MotorBoat.class]</text:p>
      <text:p text:style-name="Standard"><text:span text:style-name="Absatz-Standardschriftart"><text:span text:style-name="T3">Also erhalten wir die Ausgabe: </text:span></text:span><text:span text:style-name="Absatz-Standardschriftart"><text:span text:style-name="T12">motorboat</text:span></text:span></text:p>
      <text:p text:style-name="P6">Nun folgt die Eingabe: myMotorBoat.getTyp2() </text:p>
      <text:p text:style-name="P6">Diese sorgt fuer den Aufruf der getTyp2()-Methode:</text:p>
      <text:p text:style-name="P8"><text:span text:style-name="Absatz-Standardschriftart"><text:span text:style-name="T9">public</text:span></text:span><text:span text:style-name="Absatz-Standardschriftart"><text:span text:style-name="T10"> String getTyp2() {</text:span></text:span></text:p>
      <text:p text:style-name="Standard"><text:span text:style-name="Absatz-Standardschriftart"><text:span text:style-name="T10"><text:s text:c="4"/></text:span></text:span><text:span text:style-name="Absatz-Standardschriftart"><text:span text:style-name="T9">return</text:span></text:span><text:span text:style-name="Absatz-Standardschriftart"><text:span text:style-name="T10"> </text:span></text:span><text:span text:style-name="Absatz-Standardschriftart"><text:span text:style-name="T9">super</text:span></text:span><text:span text:style-name="Absatz-Standardschriftart"><text:span text:style-name="T10">.getTyp2();</text:span></text:span></text:p>
      <text:p text:style-name="P5"><text:s text:c="4"/>[in der MotorBoat.class]</text:p>
      <text:p text:style-name="P2">Hierbei wird die <office:annotation office:name="__Fieldmark__400_778156458"><dc:creator>Unbekannter Autor</dc:creator><dc:date>2014-05-18T21:05:29.284990401</dc:date><text:list text:continue-numbering="true" text:style-name=""><text:list-item><text:p text:style-name="P11"><text:span text:style-name="T16">instead: „Methode getTyp2 der Super-Klasse“</text:span></text:p></text:list-item></text:list></office:annotation>Super-Methode getTyp2 <office:annotation-end office:name="__Fieldmark__400_778156458"/>aufgerufen, also die Methode getTyp2 in der Klasse Boat (die Oberklasse von Motorboat). </text:p>
      <text:p text:style-name="P7"><text:span text:style-name="Absatz-Standardschriftart"><text:span text:style-name="T13"><text:s text:c="3"/></text:span></text:span><text:span text:style-name="Absatz-Standardschriftart"><text:span text:style-name="T9">public</text:span></text:span><text:span text:style-name="Absatz-Standardschriftart"><text:span text:style-name="T10"> String getTyp2() {</text:span></text:span></text:p>
      <text:p text:style-name="Standard"><text:span text:style-name="Absatz-Standardschriftart"><text:span text:style-name="T10"><text:s text:c="6"/></text:span></text:span><text:span text:style-name="Absatz-Standardschriftart"><text:span text:style-name="T9">return</text:span></text:span><text:span text:style-name="Absatz-Standardschriftart"><text:span text:style-name="T10"> getTyp();</text:span></text:span></text:p>
      <text:p text:style-name="P5"><text:s text:c="4"/>[in der Boat.class]</text:p>
      <text:p text:style-name="Standard"><text:soft-page-break/><text:span text:style-name="Absatz-Standardschriftart"><text:span text:style-name="T3">Diese jedoch ruft lediglich nach der getTyp()-Methode. </text:span></text:span><text:span text:style-name="Absatz-Standardschriftart"><text:span text:style-name="T3"><office:annotation office:name="__Fieldmark__401_778156458"><dc:creator>Unbekannter Autor</dc:creator><dc:date>2014-05-18T21:06:17.088281207</dc:date><text:list text:continue-numbering="true" text:style-name=""><text:list-item><text:p text:style-name="P11"><text:span text:style-name="T16">Bin mir nicht sicher, ob „this.“ hier tatsächlich einen Unterschied machen würde.</text:span></text:p></text:list-item></text:list></office:annotation></text:span></text:span><text:span text:style-name="Absatz-Standardschriftart"><text:span text:style-name="T3">Da hier nicht nach </text:span></text:span><text:span text:style-name="Absatz-Standardschriftart"><text:span text:style-name="T6">this.</text:span></text:span><text:span text:style-name="Absatz-Standardschriftart"><text:span text:style-name="T3">getTyp() gerufen wird</text:span></text:span><office:annotation-end office:name="__Fieldmark__401_778156458"/><text:span text:style-name="Absatz-Standardschriftart"><text:span text:style-name="T3">, wird wie bei der Eingabe zuvor die getTyp()-Methode der Motorboat.class </text:span></text:span><text:span text:style-name="Absatz-Standardschriftart"><text:span text:style-name="T3"><office:annotation office:name="__Fieldmark__403_778156458"><dc:creator>Unbekannter Autor</dc:creator><dc:date>2014-05-18T21:06:58.635121573</dc:date><text:list text:continue-numbering="true" text:style-name=""><text:list-item><text:p text:style-name="P11"><text:span text:style-name="T16">… </text:span><text:span text:style-name="T16">wegen des DYNAMISCHEN BINDENS (yay) ...</text:span></text:p></text:list-item></text:list></office:annotation></text:span></text:span><text:span text:style-name="Absatz-Standardschriftart"><text:span text:style-name="T3">(!)</text:span></text:span><office:annotation-end office:name="__Fieldmark__403_778156458"/><text:span text:style-name="Absatz-Standardschriftart"><text:span text:style-name="T3"> aufgerufen und liefert wieder: </text:span></text:span><text:span text:style-name="Absatz-Standardschriftart"><text:span text:style-name="T12">motorboat</text:span></text:span></text:p>
      <text:p text:style-name="P6"/>
      <text:p text:style-name="P6">Nun kommt die Eingabe: myCanoe.typ <text:s text:c="11"/></text:p>
      <text:p text:style-name="Standard"><text:span text:style-name="Absatz-Standardschriftart"><text:span text:style-name="T12">Vor dieser Eingabe jedoch wird eine Instanz vom Typ Canoe instanziiert und mit myCanoe referenziert: </text:span></text:span><text:span text:style-name="Absatz-Standardschriftart"><text:span text:style-name="T3">Canoe myCanoe = </text:span></text:span><text:span text:style-name="Absatz-Standardschriftart"><text:span text:style-name="T7">new</text:span></text:span><text:span text:style-name="Absatz-Standardschriftart"><text:span text:style-name="T3"> Canoe();</text:span></text:span></text:p>
      <text:p text:style-name="P2"><office:annotation office:name="__Fieldmark__404_778156458"><dc:creator>Unbekannter Autor</dc:creator><dc:date>2014-05-18T21:07:51.164706634</dc:date><text:list text:continue-numbering="true" text:style-name=""><text:list-item><text:p text:style-name="P11"><text:span text:style-name="T16">FYI: man könnte sagen, das läuft analog zur ersten ausgegebenen Zeile</text:span></text:p></text:list-item></text:list></office:annotation>Der Aufruf richtet sich an die Instanzvariable typ. Hier wird also direkt auf das String Datenfeld zugegriffen, welches canoe ausgibt.<office:annotation-end office:name="__Fieldmark__404_778156458"/></text:p>
      <text:p text:style-name="Standard"><text:span text:style-name="Absatz-Standardschriftart"><text:span text:style-name="T3">Also wir hier: </text:span></text:span><text:span text:style-name="Absatz-Standardschriftart"><text:span text:style-name="T4">public</text:span></text:span><text:span text:style-name="Absatz-Standardschriftart"><text:span text:style-name="T3"> String typ = "canoe";</text:span></text:span></text:p>
      <text:p text:style-name="P9"><text:s text:c="8"/>[in der Canoe.class] angesprochen.</text:p>
      <text:p text:style-name="Standard"><text:span text:style-name="Absatz-Standardschriftart"><text:span text:style-name="T3">Nun folgt der Aufruf: </text:span></text:span><text:span text:style-name="Absatz-Standardschriftart"><text:span text:style-name="T12">myCanoe.getTyp()</text:span></text:span></text:p>
      <text:p text:style-name="Standard"><text:span text:style-name="Absatz-Standardschriftart"><text:span text:style-name="T12">myCanoe verweist auf ein </text:span></text:span><text:span text:style-name="Absatz-Standardschriftart"><text:span text:style-name="T12"><office:annotation office:name="__Fieldmark__405_778156458"><dc:creator>Unbekannter Autor</dc:creator><dc:date>2014-05-18T21:09:00.537774163</dc:date><text:list text:continue-numbering="true" text:style-name=""><text:list-item><text:p text:style-name="P11"><text:span text:style-name="T16">FYI: evtl präziser: „auf eine Instanz“</text:span></text:p></text:list-item></text:list></office:annotation></text:span></text:span><text:span text:style-name="Absatz-Standardschriftart"><text:span text:style-name="T12">Objekt</text:span></text:span><office:annotation-end office:name="__Fieldmark__405_778156458"/><text:span text:style-name="Absatz-Standardschriftart"><text:span text:style-name="T12"> vom Typ Canoe. Und der </text:span></text:span><text:span text:style-name="Absatz-Standardschriftart"><text:span text:style-name="T12"><office:annotation office:name="__Fieldmark__431_778156458"><dc:creator>Unbekannter Autor</dc:creator><dc:date>2014-05-18T21:13:10.230526698</dc:date><text:list text:continue-numbering="true" text:style-name=""><text:list-item><text:p text:style-name="P11"><text:span text:style-name="T16">der Aufruf tut das weniger, aber zu schreiben „Java beginnt...“ klingt auch nicht richtig</text:span></text:p></text:list-item></text:list></office:annotation></text:span></text:span><text:span text:style-name="Absatz-Standardschriftart"><text:span text:style-name="T12">Aufruf</text:span></text:span><office:annotation-end office:name="__Fieldmark__431_778156458"/><text:span text:style-name="Absatz-Standardschriftart"><text:span text:style-name="T12"> beginnt zuerst nach der Methode getTyp() in der Canoe.class zu suchen. </text:span></text:span><text:span text:style-name="Absatz-Standardschriftart"><text:span text:style-name="T12"><office:annotation office:name="__Fieldmark__430_778156458"><dc:creator>Unbekannter Autor</dc:creator><dc:date>2014-05-18T21:11:56.202595561</dc:date><text:list text:continue-numbering="true" text:style-name=""><text:list-item><text:p text:style-name="P11"><text:span text:style-name="T16">FYI: finde ich sehr schön formuliert</text:span></text:p></text:list-item></text:list></office:annotation></text:span></text:span><text:span text:style-name="Absatz-Standardschriftart"><text:span text:style-name="T12">Dort ist keine Methode mit dieser Signatur.</text:span></text:span><office:annotation-end office:name="__Fieldmark__430_778156458"/><text:span text:style-name="Absatz-Standardschriftart"><text:span text:style-name="T12"> Also wird die Superklasse </text:span></text:span><text:span text:style-name="Absatz-Standardschriftart"><text:span text:style-name="T14">–</text:span></text:span><text:span text:style-name="Absatz-Standardschriftart"><text:span text:style-name="T12"> </text:span></text:span><text:span text:style-name="Absatz-Standardschriftart"><text:span text:style-name="T12"><office:annotation office:name="__Fieldmark__433_778156458"><dc:creator>Unbekannter Autor</dc:creator><dc:date>2014-05-18T21:14:22.849676638</dc:date><text:list text:continue-numbering="true" text:style-name=""><text:list-item><text:p text:style-name="P11"><text:span text:style-name="T16">eine klasse heißt nicht „*.class“ ;)</text:span></text:p></text:list-item></text:list></office:annotation></text:span></text:span><text:span text:style-name="Absatz-Standardschriftart"><text:span text:style-name="T12">Boat.class</text:span></text:span><office:annotation-end office:name="__Fieldmark__433_778156458"/><text:span text:style-name="Absatz-Standardschriftart"><text:span text:style-name="T12"> </text:span></text:span><text:span text:style-name="Absatz-Standardschriftart"><text:span text:style-name="T14">–</text:span></text:span><text:span text:style-name="Absatz-Standardschriftart"><text:span text:style-name="T12"> konsultiert, weil Canoe extends Boat. In dieser Klasse findet sich:</text:span></text:span></text:p>
      <text:p text:style-name="P8"><text:span text:style-name="Absatz-Standardschriftart"><text:span text:style-name="T7">public</text:span></text:span><text:span text:style-name="Absatz-Standardschriftart"><text:span text:style-name="T3"> String getTyp() -</text:span></text:span></text:p>
      <text:p text:style-name="Standard"><text:span text:style-name="Absatz-Standardschriftart"><text:span text:style-name="T3"><text:s text:c="6"/><text:tab/><text:tab/></text:span></text:span><text:span text:style-name="Absatz-Standardschriftart"><text:span text:style-name="T7">return</text:span></text:span><text:span text:style-name="Absatz-Standardschriftart"><text:span text:style-name="T3"> typ;</text:span></text:span></text:p>
      <text:p text:style-name="P2"><text:tab/>[in der Boat.class]</text:p>
      <text:p text:style-name="P2">Nun wird dementsprechend die Instanzvariable der Boat Klasse zurueckgegeben, naemlich: boat.</text:p>
      <text:p text:style-name="P2">Es folgt der Aufruf: myCanoe.getTyp2();</text:p>
      <text:p text:style-name="P2">Dieser wird in der Canoe.class folgende Methode ansprechen:</text:p>
      <text:p text:style-name="P8"><text:span text:style-name="Absatz-Standardschriftart"><text:span text:style-name="T9">public</text:span></text:span><text:span text:style-name="Absatz-Standardschriftart"><text:span text:style-name="T10"> String getTyp2() {</text:span></text:span></text:p>
      <text:p text:style-name="Standard"><text:span text:style-name="Absatz-Standardschriftart"><text:span text:style-name="T10"><text:s text:c="5"/><text:tab/> </text:span></text:span><text:span text:style-name="Absatz-Standardschriftart"><text:span text:style-name="T9">return</text:span></text:span><text:span text:style-name="Absatz-Standardschriftart"><text:span text:style-name="T10"> </text:span></text:span><text:span text:style-name="Absatz-Standardschriftart"><text:span text:style-name="T9">super</text:span></text:span><text:span text:style-name="Absatz-Standardschriftart"><text:span text:style-name="T10">.getTyp2(); </text:span></text:span></text:p>
      <text:p text:style-name="Standard"><text:span text:style-name="Absatz-Standardschriftart"><text:span text:style-name="T3">Also wird somit die getTyp2()-Methode der Oberklasse </text:span></text:span><text:span text:style-name="Absatz-Standardschriftart"><text:span text:style-name="T15">–</text:span></text:span><text:span text:style-name="Absatz-Standardschriftart"><text:span text:style-name="T3"> Boat.class </text:span></text:span><text:span text:style-name="Absatz-Standardschriftart"><text:span text:style-name="T15">–</text:span></text:span><text:span text:style-name="Absatz-Standardschriftart"><text:span text:style-name="T3"> aufgerufen. Diese tut folgendes:</text:span></text:span></text:p>
      <text:p text:style-name="P7"><text:span text:style-name="Absatz-Standardschriftart"><text:span text:style-name="T3"><text:tab/></text:span></text:span><text:span text:style-name="Absatz-Standardschriftart"><text:span text:style-name="T9">public</text:span></text:span><text:span text:style-name="Absatz-Standardschriftart"><text:span text:style-name="T10"> String getTyp2() {</text:span></text:span></text:p>
      <text:p text:style-name="Standard"><text:span text:style-name="Absatz-Standardschriftart"><text:span text:style-name="T10"><text:s text:c="5"/><text:tab/> </text:span></text:span><text:span text:style-name="Absatz-Standardschriftart"><text:span text:style-name="T9">return</text:span></text:span><text:span text:style-name="Absatz-Standardschriftart"><text:span text:style-name="T10"> getTyp();</text:span></text:span></text:p>
      <text:p text:style-name="Standard"><text:span text:style-name="Absatz-Standardschriftart"><text:span text:style-name="T3">Man sieht, dass nun wieder die getTyp() Methode verlangt wird. Zwar wird auch hier nicht explizit per </text:span></text:span><text:span text:style-name="Absatz-Standardschriftart"><text:span text:style-name="T3"><office:annotation office:name="__Fieldmark__464_778156458"><dc:creator>Unbekannter Autor</dc:creator><dc:date>2014-05-18T22:27:45.242059517</dc:date><text:list text:continue-numbering="true" text:style-name=""><text:list-item><text:p text:style-name="P11"><text:span text:style-name="T16">same as above to „this“</text:span></text:p></text:list-item></text:list></office:annotation></text:span></text:span><text:span text:style-name="Absatz-Standardschriftart"><text:span text:style-name="T6">this.</text:span></text:span><text:span text:style-name="Absatz-Standardschriftart"><text:span text:style-name="T3">getTyp() </text:span></text:span><office:annotation-end office:name="__Fieldmark__464_778156458"/><text:span text:style-name="Absatz-Standardschriftart"><text:span text:style-name="T3">die Methode der Boat.class aufgerufen, dennoch ist es diese Methode die die verwendet wird, da getTyp() nicht in der Canoe.class ueberschrieben wurde. Somit wird erst die Methode getTyp() in der Canoe.class gesucht, dann nach dem Nichtauffinden wird die getTyp()-Methode der Boat.class verwendet, welche wie schon bekannt, die folgende Ausgabe zurueckliefert: boat</text:span></text:span></text:p>
      <text:p text:style-name="P2">Nun geschieht folgende <office:annotation office:name="__Fieldmark__465_778156458"><dc:creator>Unbekannter Autor</dc:creator><dc:date>2014-05-18T22:29:21.659344152</dc:date><text:list text:continue-numbering="true" text:style-name=""><text:list-item><text:p text:style-name="P11"><text:span text:style-name="T16">alternativ „Zuweisung“</text:span></text:p></text:list-item></text:list></office:annotation>Referenzierung<office:annotation-end office:name="__Fieldmark__465_778156458"/>: Boat myBoat = myCanoe;</text:p>
      <text:p text:style-name="P2">Hierbei wird eine Referenz vom Typ Boat mit Namen myBoat zur Referenz eines Canoe Objekts mit Namen myCanoe. Da wir auf der linken Seite die <office:annotation office:name="__Fieldmark__466_778156458"><dc:creator>Unbekannter Autor</dc:creator><dc:date>2014-05-18T22:30:26.356512816</dc:date><text:list text:continue-numbering="true" text:style-name=""><text:list-item><text:p text:style-name="P11"><text:span text:style-name="T16">ich glaube, Generalisierung und Spezialisierung sind relative Begriffe und beides ist hier daher evtl zu viel. vllt würde reichen, das der Typ von myCanoe eine Spezialisierung vom Typ von myBoat (also Boat) ist</text:span></text:p></text:list-item></text:list></office:annotation>Generalisierung und auf der rechten Seite die Spezialisierung<office:annotation-end office:name="__Fieldmark__466_778156458"/> haben, ist diese Zuweisung zulaessig.</text:p>
      <text:p text:style-name="Standard"><text:span text:style-name="Absatz-Standardschriftart"><text:span text:style-name="T3">Es folgt der Aufruf: myBoat.typ bei dem nun zuerst die Instanzvariable </text:span></text:span><text:span text:style-name="Absatz-Standardschriftart"><text:span text:style-name="T3"><office:annotation office:name="__Fieldmark__467_778156458"><dc:creator>Unbekannter Autor</dc:creator><dc:date>2014-05-18T22:33:38.409901581</dc:date><text:list text:continue-numbering="true" text:style-name=""><text:list-item><text:p text:style-name="P11"><text:span text:style-name="T16">da musste ich drei mal kurz überlegen, bis ich verstanden habe, was du meinst</text:span></text:p></text:list-item></text:list></office:annotation></text:span></text:span><text:span text:style-name="Absatz-Standardschriftart"><text:span text:style-name="T3">des Referenztyps</text:span></text:span><office:annotation-end office:name="__Fieldmark__467_778156458"/><text:span text:style-name="Absatz-Standardschriftart"><text:span text:style-name="T3"> gesucht wird. Da myBoat </text:span></text:span><text:span text:style-name="Absatz-Standardschriftart"><text:span text:style-name="T3"><office:annotation office:name="__Fieldmark__468_778156458"><dc:creator>Unbekannter Autor</dc:creator><dc:date>2014-05-18T22:34:57.566170081</dc:date><text:list text:continue-numbering="true" text:style-name=""><text:list-item><text:p text:style-name="P11"><text:span text:style-name="T16">diese zwei begriffe sind mir unklar</text:span></text:p></text:list-item></text:list></office:annotation></text:span></text:span><text:span text:style-name="Absatz-Standardschriftart"><text:span text:style-name="T3">von einer Boat Referenz ist wird der .typ</text:span></text:span><office:annotation-end office:name="__Fieldmark__468_778156458"/><text:span text:style-name="Absatz-Standardschriftart"><text:span text:style-name="T3"> also aus der Boat Klasse geschoepft </text:span></text:span><text:span text:style-name="Absatz-Standardschriftart"><text:span text:style-name="T15">–</text:span></text:span><text:span text:style-name="Absatz-Standardschriftart"><text:span text:style-name="T3"> dies fuehrt zur Ausgabe von: boat.</text:span></text:span></text:p>
      <text:p text:style-name="P2">Der naechse Aufruf ist: myBoat.getTyp() dieser beginnt nun wieder seine Suche nach der Methode getTyp() bei dem Referenztyp, also der Boat.class und findet:</text:p>
      <text:p text:style-name="P8"><text:soft-page-break/><text:span text:style-name="Absatz-Standardschriftart"><text:span text:style-name="T9">public</text:span></text:span><text:span text:style-name="Absatz-Standardschriftart"><text:span text:style-name="T10"> String getTyp() {</text:span></text:span></text:p>
      <text:p text:style-name="Standard"><text:span text:style-name="Absatz-Standardschriftart"><text:span text:style-name="T10"><text:s text:c="6"/><text:tab/><text:tab/></text:span></text:span><text:span text:style-name="Absatz-Standardschriftart"><text:span text:style-name="T9">return</text:span></text:span><text:span text:style-name="Absatz-Standardschriftart"><text:span text:style-name="T10"> typ;</text:span></text:span></text:p>
      <text:p text:style-name="Standard"><text:span text:style-name="Absatz-Standardschriftart"><text:span text:style-name="T10"><text:tab/></text:span></text:span><text:span text:style-name="Absatz-Standardschriftart"><text:span text:style-name="T3">[in der Boat.class]</text:span></text:span></text:p>
      <text:p text:style-name="P2">Dieser gibt also die Instanzvariable der Boat.class aus: boat</text:p>
      <text:p text:style-name="Standard"><text:span text:style-name="Absatz-Standardschriftart"><text:span text:style-name="T5">Als Letztes kommt die Eingabe: ((Canoe)myBoat.)typ hierbei wird getypcastet. Also wird explizit bestimmt, dass myBoat als Typ Canoe verstanden werden soll, somit wird bei der Suche nach dem .typ nicht in der Boat.class, sondern in, nach der gecasteten, Canoe.class gesucht. Hier wird also der String der Instanzvariablen typ ausgegeben: cano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Consolas" svg:font-family="Consolas"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mr10" svg:font-family="cmr10"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Linux_X86_64 LibreOffice_project/410m0$Build-2</meta:generator>
    <meta:initial-creator>Wicke P</meta:initial-creator>
    <meta:creation-date>2014-05-18T18:07:00Z</meta:creation-date>
    <dc:date>2014-05-18T22:36:17.046903295</dc:date>
    <meta:editing-cycles>3</meta:editing-cycles>
    <meta:editing-duration>P0D</meta:editing-duration>
    <meta:document-statistic meta:table-count="0" meta:image-count="0" meta:object-count="0" meta:page-count="3" meta:paragraph-count="61" meta:word-count="726" meta:character-count="4904" meta:non-whitespace-character-count="4168"/>
    <meta:template xlink:type="simple" xlink:actuate="onRequest" xlink:title="" xlink:href="../DynamischesBinden.odt/Normal.dotm"/>
  </office:meta>
</office:document-meta>
</file>